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list-style-name="L6">
      <style:text-properties fo:language="zxx" fo:country="none" style:language-asian="zxx" style:country-asian="none" style:language-complex="zxx" style:country-complex="none"/>
    </style:style>
    <style:style style:name="P22" style:family="paragraph" style:parent-style-name="Text_20_body" style:list-style-name="L6">
      <style:text-properties fo:language="zxx" fo:country="none" fo:background-color="#ffff00" style:language-asian="zxx" style:country-asian="none" style:language-complex="zxx" style:country-complex="none"/>
    </style:style>
    <style:style style:name="P23" style:family="paragraph" style:parent-style-name="Text_20_body" style:list-style-name="L6"/>
    <style:style style:name="P24"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5" style:family="paragraph" style:parent-style-name="Text_20_body" style:list-style-name="L6">
      <style:text-properties style:text-line-through-style="solid"/>
    </style:style>
    <style:style style:name="P26" style:family="paragraph" style:parent-style-name="Text_20_body" style:list-style-name="L1">
      <style:paragraph-properties fo:margin-top="0.199cm" fo:margin-bottom="0.21cm"/>
    </style:style>
    <style:style style:name="P27" style:family="paragraph" style:list-style-name="L6"/>
    <style:style style:name="P28"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9" style:family="paragraph" style:parent-style-name="code">
      <style:text-properties fo:color="#9966cc" fo:font-style="italic" style:font-style-asian="italic" style:font-style-complex="italic"/>
    </style:style>
    <style:style style:name="P30" style:family="paragraph" style:parent-style-name="Heading_20_2">
      <style:text-properties fo:font-style="normal" style:font-style-asian="normal" style:font-style-complex="normal"/>
    </style:style>
    <style:style style:name="P31"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32" style:family="paragraph" style:parent-style-name="Heading_20_2">
      <style:text-properties fo:language="zxx" fo:country="none" style:language-asian="zxx" style:country-asian="none" style:language-complex="zxx" style:country-complex="none"/>
    </style:style>
    <style:style style:name="P33" style:family="paragraph" style:parent-style-name="Heading_20_3">
      <style:text-properties fo:font-style="italic" style:font-style-asian="italic" style:font-style-complex="italic"/>
    </style:style>
    <style:style style:name="P34" style:family="paragraph" style:parent-style-name="Heading_20_3">
      <style:text-properties fo:language="zxx" fo:country="none" style:language-asian="zxx" style:country-asian="none" style:language-complex="zxx" style:country-complex="none"/>
    </style:style>
    <style:style style:name="P35"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6"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style:text-line-through-style="solid" fo:language="zxx" fo:country="none" style:language-asian="zxx" style:country-asian="none" style:language-complex="zxx" style:country-complex="none"/>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style:style style:name="T33"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30" text:outline-level="2">Liste des fichiers</text:h>
      <text:p text:style-name="P4">Les fichiers concerné par cette doc à l'heure actuelle sont :</text:p>
      <text:list xml:id="list36416781" text:style-name="L1">
        <text:list-item>
          <text:p text:style-name="P26"><text:span text:style-name="T5">Classes </text:span><text:span text:style-name="T4">:</text:span></text:p>
          <text:list>
            <text:list-item>
              <text:p text:style-name="P28">owobjectsmaster.php</text:p>
            </text:list-item>
            <text:list-item>
              <text:p text:style-name="P28">sugarsynchro.php</text:p>
            </text:list-item>
            <text:list-item>
              <text:p text:style-name="P28">sugarconnector.php</text:p>
            </text:list-item>
            <text:list-item>
              <text:p text:style-name="P28">owlogger.php</text:p>
            </text:list-item>
          </text:list>
        </text:list-item>
        <text:list-item>
          <text:p text:style-name="P26"><text:span text:style-name="T4"><text:s/></text:span><text:span text:style-name="T5">Templates </text:span><text:span text:style-name="T4">:</text:span></text:p>
          <text:list>
            <text:list-item>
              <text:p text:style-name="P28">notice_result.tpl</text:p>
            </text:list-item>
          </text:list>
        </text:list-item>
        <text:list-item>
          <text:p text:style-name="P26"><text:span text:style-name="T5">Views</text:span><text:span text:style-name="T4"> (module </text:span><text:span text:style-name="T2">sugarCrm</text:span><text:span text:style-name="T4">) :</text:span></text:p>
          <text:list>
            <text:list-item>
              <text:p text:style-name="P28">import.php</text:p>
            </text:list-item>
            <text:list-item>
              <text:p text:style-name="P28">cleanup.php</text:p>
            </text:list-item>
            <text:list-item>
              <text:p text:style-name="P28">updateclass.php</text:p>
            </text:list-item>
          </text:list>
        </text:list-item>
        <text:list-item>
          <text:p text:style-name="P26"><text:span text:style-name="T5">Settings </text:span><text:span text:style-name="T4">:</text:span></text:p>
          <text:list>
            <text:list-item>
              <text:p text:style-name="P28">owobjectsmaster.ini.append.php</text:p>
            </text:list-item>
            <text:list-item>
              <text:p text:style-name="P28">sugarcrm.in.append.php</text:p>
            </text:list-item>
            <text:list-item>
              <text:p text:style-name="P28">mappingezsugar.ini.append.php</text:p>
            </text:list-item>
          </text:list>
        </text:list-item>
      </text:list>
      <text:h text:style-name="P30" text:outline-level="2">Comment ça marche</text:h>
      <text:h text:style-name="P33"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1">@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2">@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966647356"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4" text:outline-level="3"/>
      <text:h text:style-name="P34"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217459382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31" text:outline-level="2">Les autres scripts </text:h>
      <text:h text:style-name="P35"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5"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5"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32" text:outline-level="2"><text:soft-page-break/>Les Chronjobs</text:h>
      <text:h text:style-name="P34" text:outline-level="3">synchronize_ezsugar.php</text:h>
      <text:p text:style-name="Text_20_body"><text:span text:style-name="T22">Ce script fait la synchronisation d'une liste de modules SUGAR, definie dans </text:span><text:span text:style-name="T24">sugarcrm.ini : moduleListToSynchro[].</text:span></text:p>
      <text:p text:style-name="P7">Pour chaque module :</text:p>
      <text:list xml:id="list1507985917" text:style-name="L4">
        <text:list-item>
          <text:p text:style-name="P19">crée la class EZ si elle n'existe pas déjà</text:p>
        </text:list-item>
        <text:list-item>
          <text:p text:style-name="P19">verifie la coherance des attributs du modules avec ceux de la class EZ</text:p>
        </text:list-item>
        <text:list-item>
          <text:p text:style-name="P19">pour chaque objet du module SUGAR :</text:p>
          <text:list>
            <text:list-item>
              <text:p text:style-name="P19">crée l'objet EZ si il n'existe pas</text:p>
            </text:list-item>
            <text:list-item>
              <text:p text:style-name="P19">met à jour l'objet EZ</text:p>
            </text:list-item>
          </text:list>
        </text:list-item>
      </text:list>
      <text:p text:style-name="P7"/>
      <text:h text:style-name="P36" text:outline-level="3">cleanup_dev.php</text:h>
      <text:p text:style-name="Text_20_body"><text:span text:style-name="T23">Ce script est utile en dev pour les tests. Il va lire la même liste que </text:span><text:span text:style-name="T24">sugarcrm.ini : moduleListToSynchro[].</text:span></text:p>
      <text:p text:style-name="P7">Et pour chaque module :</text:p>
      <text:list xml:id="list1207854123" text:style-name="L5">
        <text:list-item>
          <text:p text:style-name="P20">efface la class EZ correspondante</text:p>
        </text:list-item>
        <text:list-item>
          <text:p text:style-name="P20">efface tous les objets de la class EZ</text:p>
        </text:list-item>
        <text:list-item>
          <text:p text:style-name="P20">nettoye la base de donnée des remote_ids</text:p>
        </text:list-item>
      </text:list>
      <text:p text:style-name="P7"/>
      <text:h text:style-name="P36" text:outline-level="3">synchronize_relations.php</text:h>
      <text:p text:style-name="Text_20_body"><text:span text:style-name="T22">Ce script fait la synchronistaion des relations definie chez sugar pour tous les modules listé dans </text:span><text:span text:style-name="T24">sugarcrm.ini : moduleListToSynchro[]. </text:span><text:span text:style-name="T23">Il faut au prealable reinsegner pour chaque module dans </text:span><text:span text:style-name="T24">mappingezsugar.ini</text:span><text:span text:style-name="T23"> le tableau </text:span><text:span text:style-name="T2">relations_names[] :</text:span></text:p>
      <text:p text:style-name="P11">#relations_names[sugar_module_name]=sugar_relation_name</text:p>
      <text:p text:style-name="code">relations_names[] </text:p>
      <text:p text:style-name="code">relations_names[otcp_accommodation]=otcp_accommation_one </text:p>
      <text:p text:style-name="code">relations_names[otcp_culture]=otcp_culture_one </text:p>
      <text:p text:style-name="code">relations_names[otcp_otherpro]=otcp_otherpro_one </text:p>
      <text:p text:style-name="code">relations_names[otcp_restaurant]=otcp_restaurant_one </text:p>
      <text:p text:style-name="code">relations_names[otcp_shopping]=otcp_shopping_one </text:p>
      <text:p text:style-name="code">relations_names[otcp_transport]=otcp_transport_one </text:p>
      <text:p text:style-name="code">relations_names[otcp_visit]=otcp_visit_one</text:p>
      <text:p text:style-name="Standard"/>
      <text:p text:style-name="Standard">Pour chaque objet le script verifie si il est en relation avec un autre et si c'est le cas crée ou met à jour une relation d'objet.</text:p>
      <text:h text:style-name="P32" text:outline-level="2">Les Classes</text:h>
      <text:h text:style-name="P34" text:outline-level="3">owLogger</text:h>
      <text:p text:style-name="P9">Cette class est utilisé pour créer des fichiers de log. Elle est appelé dans les autres classes. Donc elle est <text:soft-page-break/>necessaire au bon fonctionnement de ces dérnières.</text:p>
      <text:h text:style-name="P34"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4"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4" text:outline-level="3">SugarConnector</text:h>
      <text:p text:style-name="P9">SugarConnector contient des mèthodes pour les requetes SOAP à SUGAR.</text:p>
      <text:h text:style-name="P34"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32" text:outline-level="2">TODO</text:h>
      <text:list xml:id="list998113824" text:style-name="L6">
        <text:list-item>
          <text:p text:style-name="P24">Il y a encore des problèmes d'encodages des caracteres lors de écriture de la valeur d'un attribut dans la base EZ.</text:p>
        </text:list-item>
        <text:list-item>
          <text:p text:style-name="P21">Generer des alertes par mail pour certains erreurs rencontrés durant l'execution du script. Comme par exemple une incoherances rencontré entre une class EZ et son correspondant module SUGAR.</text:p>
        </text:list-item>
        <text:list-item>
          <text:p text:style-name="P24">Terminer le script d'update d'une class EZ, qui doit aussi prévoir la mise à jour de tous les objets existants de cette class.</text:p>
        </text:list-item>
        <text:list-item>
          <text:p text:style-name="P23"><text:span text:style-name="T22">Créer des script cronjobs</text:span> pour <text:span text:style-name="T28">les tache de synchronistation massive d'objets</text:span><text:span text:style-name="T29"> et</text:span><text:span text:style-name="T22"> la mise à jour des classes. </text:span></text:p>
        </text:list-item>
        <text:list-item>
          <text:p text:style-name="P23"><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21"><text:s/><text:span text:style-name="T28">Gestion des erreurs des requêtes SOAP</text:span></text:p>
        </text:list-item>
        <text:list-item>
          <text:p text:style-name="P23"><text:span text:style-name="T8">? </text:span><text:span text:style-name="T22">Mettre en place la possibilité d'un </text:span><text:span text:style-name="T24">mapping_types[]</text:span><text:span text:style-name="T22"> specifique à un module de type : </text:span>mapping_types[nom_du_champ]=datatypeEZ. <text:span text:style-name="T8">?</text:span></text:p>
        </text:list-item>
        <text:list-item>
          <text:p text:style-name="P21"><text:soft-page-break/><text:span text:style-name="T28">Verifier la coherance de la valeur de l'attribut SUGAR avec la valeur attende par la mèthode fromString() du datatype EZ</text:span>. (fait pour ezselection !)</text:p>
        </text:list-item>
        <text:list-item>
          <text:p text:style-name="P22">Create Class : </text:p>
          <text:list>
            <text:list-item>
              <text:p text:style-name="P22">pouvoir decider pour 'is_container' (en dur pour l'instant = 1),</text:p>
            </text:list-item>
            <text:list-item>
              <text:p text:style-name="P22">pouvoir decider pour le group de classes (en dur pour l'instant = 'content')</text:p>
            </text:list-item>
          </text:list>
        </text:list-item>
        <text:list-item>
          <text:p text:style-name="P21"><text:s/><text:span text:style-name="T28">Create Object : pouvoir decider la position dans l'arborescence du site.</text:span></text:p>
        </text:list-item>
        <text:list-item>
          <text:p text:style-name="P23"><text:span text:style-name="T22"><text:s/></text:span><text:span text:style-name="T28">Faire un fichier de log par date</text:span></text:p>
        </text:list-item>
        <text:list-item>
          <text:p text:style-name="P23"><text:s/><text:span text:style-name="T28">Script de cleanup de tous les objets d'une liste de classes pour la phase de dev</text:span></text:p>
        </text:list-item>
        <text:list-item>
          <text:p text:style-name="P25"><text:s/>Conversion des elements SUGAR de type 'enum' en 'ezselection'</text:p>
        </text:list-item>
        <text:list-item>
          <text:p text:style-name="P23"><text:s/>Insertions des valeurs <text:span text:style-name="T28">de type 'ezselection'</text:span>, plus d'autres qui nécessitent la méthode <text:s/>fromString()</text:p>
        </text:list-item>
        <text:list-item>
          <text:p text:style-name="P23"><text:s/><text:span text:style-name="T28">Relations d'objets !!!</text:span></text:p>
        </text:list-item>
        <text:list-item>
          <text:p text:style-name="P23"><text:s/><text:span text:style-name="T28">Datatypes : sélection multi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15T14:57:53</dc:date>
    <dc:creator>Massimiliano Pasquesi</dc:creator>
    <meta:editing-duration>P2DT3H27M16S</meta:editing-duration>
    <meta:editing-cycles>175</meta:editing-cycles>
    <meta:generator>LibreOffice/3.3$Linux LibreOffice_project/330m19$Build-401</meta:generator>
    <meta:document-statistic meta:table-count="0" meta:image-count="0" meta:object-count="0" meta:page-count="11" meta:paragraph-count="397" meta:word-count="2459" meta:character-count="18700"/>
  </office:meta>
</office:document-meta>
</file>